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dobe-garamond-pro" svg:font-family="adobe-garamond-pr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font-name="adobe-garamond-pro" fo:font-size="10.800000190734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ppose you are working with heterogeneous graph data, where nodes can be either customers, de-</text:p>
      <text:p text:style-name="Standard">vices, recipients or phone numbers. The edges represent their relationship with additional attributes</text:p>
      <text:p text:style-name="Standard">like link_creation_date, number_of_links and last_link_date. The nodes are also labelled based on</text:p>
      <text:p text:style-name="Standard">whether they have been reported as fraudulent or not. Your task is to give a brief overview of metrics (hint:</text:p>
      <text:p text:style-name="Standard">betweenness, centrality etc.) that can be calculated for nodes, edges or networks which could be used</text:p>
      <text:p text:style-name="Standard">in machine learning models to detect similar patterns. Please also choose at least one novel method for</text:p>
      <text:p text:style-name="Standard">learning the network representation and compare it to the ones pointed out earlier.</text:p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dobe-garamond-pro" svg:font-family="adobe-garamond-pr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2:22:54.960908570</meta:creation-date>
    <meta:generator>LibreOffice/6.0.7.3$Linux_X86_64 LibreOffice_project/00m0$Build-3</meta:generator>
    <dc:date>2020-05-07T13:46:45.169305215</dc:date>
    <meta:editing-duration>PT10M14S</meta:editing-duration>
    <meta:editing-cycles>3</meta:editing-cycles>
    <meta:document-statistic meta:table-count="0" meta:image-count="0" meta:object-count="0" meta:page-count="1" meta:paragraph-count="7" meta:word-count="106" meta:character-count="689" meta:non-whitespace-character-count="590"/>
  </office:meta>
</office:document-meta>
</file>